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0">
      <style:text-properties style:text-underline-style="none" fo:font-weight="normal" fo:background-color="transparent" style:font-weight-asian="normal" style:font-weight-complex="normal"/>
    </style:style>
    <style:style style:name="P37" style:family="paragraph" style:parent-style-name="Standard" style:list-style-name="L13">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33ff99" style:font-weight-asian="normal" style:font-weight-complex="normal"/>
    </style:style>
    <style:style style:name="P39" style:family="paragraph" style:parent-style-name="Standard" style:list-style-name="L4">
      <style:text-properties style:text-underline-style="none" fo:font-weight="normal" fo:background-color="#ffff99" style:font-weight-asian="normal" style:font-weight-complex="normal"/>
    </style:style>
    <style:style style:name="P40" style:family="paragraph" style:parent-style-name="Standard" style:list-style-name="L4">
      <style:text-properties style:text-underline-style="none" fo:font-weight="normal" fo:background-color="#99ff66" style:font-weight-asian="normal" style:font-weight-complex="normal"/>
    </style:style>
    <style:style style:name="P41" style:family="paragraph" style:parent-style-name="Standard" style:list-style-name="L7">
      <style:text-properties style:text-underline-style="none" fo:font-weight="normal" fo:background-color="#00ff66" style:font-weight-asian="normal" style:font-weight-complex="normal"/>
    </style:style>
    <style:style style:name="P42" style:family="paragraph" style:parent-style-name="Standard" style:list-style-name="L7">
      <style:text-properties style:text-underline-style="none" fo:font-weight="normal" fo:background-color="#ff9999" style:font-weight-asian="normal" style:font-weight-complex="normal"/>
    </style:style>
    <style:style style:name="P43" style:family="paragraph" style:parent-style-name="Standard" style:list-style-name="L9">
      <style:text-properties style:text-underline-style="none" fo:font-weight="normal" fo:background-color="#ff9999" style:font-weight-asian="normal" style:font-weight-complex="normal"/>
    </style:style>
    <style:style style:name="P44" style:family="paragraph" style:parent-style-name="Standard" style:list-style-name="L14">
      <style:text-properties style:text-underline-style="none" fo:font-weight="normal" fo:background-color="#ff9999" style:font-weight-asian="normal" style:font-weight-complex="normal"/>
    </style:style>
    <style:style style:name="P45" style:family="paragraph" style:parent-style-name="Standard" style:list-style-name="L15">
      <style:text-properties style:text-underline-style="none" fo:font-weight="normal" fo:background-color="#66ff66" style:font-weight-asian="normal" style:font-weight-complex="normal"/>
    </style:style>
    <style:style style:name="P46" style:family="paragraph" style:parent-style-name="Standard" style:list-style-name="L6">
      <style:text-properties style:text-underline-style="none" fo:font-weight="bold" fo:background-color="transparent" style:font-weight-asian="bold" style:font-weight-complex="bold"/>
    </style:style>
    <style:style style:name="P47" style:family="paragraph" style:parent-style-name="Standard" style:list-style-name="L9">
      <style:text-properties style:text-underline-style="none"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background-color="#ffffff"/>
    </style:style>
    <style:style style:name="P55" style:family="paragraph" style:parent-style-name="Standard" style:list-style-name="L3">
      <style:text-properties fo:color="#000000" style:text-underline-style="none" fo:font-weight="normal" fo:background-color="#ffffcc" style:font-weight-asian="normal" style:font-weight-complex="normal"/>
    </style:style>
    <style:style style:name="P56" style:family="paragraph" style:parent-style-name="Standard" style:list-style-name="L4">
      <style:text-properties fo:color="#000000" style:text-underline-style="none" fo:font-weight="normal" fo:background-color="transparent"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8"/>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0"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ff00"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1" style:family="paragraph" style:parent-style-name="Standard" style:list-style-name="L10">
      <style:paragraph-properties fo:background-color="#ffffff">
        <style:tab-stops/>
        <style:background-image/>
      </style:paragraph-properties>
      <style:text-properties fo:background-color="#ffffff"/>
    </style:style>
    <style:style style:name="P92" style:family="paragraph" style:parent-style-name="Standard" style:list-style-name="L10">
      <style:paragraph-properties fo:background-color="#ffffff">
        <style:tab-stops/>
        <style:background-image/>
      </style:paragraph-properties>
      <style:text-properties fo:background-color="#ff3333"/>
    </style:style>
    <style:style style:name="P93" style:family="paragraph" style:parent-style-name="Standard" style:list-style-name="L10">
      <style:paragraph-properties fo:background-color="#ffffff">
        <style:tab-stops/>
        <style:background-image/>
      </style:paragraph-properties>
      <style:text-properties fo:background-color="#66ff66"/>
    </style:style>
    <style:style style:name="P94"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59273777195974251"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7"/>
      <text:list xml:id="list2290477885567603548" text:style-name="L2">
        <text:list-item>
          <text:p text:style-name="P68">make sweep website list of things to check</text:p>
        </text:list-item>
        <text:list-item>
          <text:p text:style-name="P68">ask alan to check it</text:p>
        </text:list-item>
        <text:list-item>
          <text:p text:style-name="P68">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9">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4"><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4"/>
        </text:list-item>
        <text:list-item>
          <text:p text:style-name="P70"/>
        </text:list-item>
        <text:list-item>
          <text:p text:style-name="P70">often using classes just for names can i use name insted etc</text:p>
        </text:list-item>
        <text:list-item>
          <text:p text:style-name="P70">througout have had to make containers that are made to the ratio of the card so the card can grow to fit it proportionaltey. Maybe i can make it so based only on one dimension but height or width? I ado answred this</text:p>
        </text:list-item>
        <text:list-item>
          <text:p text:style-name="P70">glass effect if go on to chrome add on for selecting components it glows when hover over <text:soft-page-break/>and looks like how i want it</text:p>
          <text:p text:style-name="P75"/>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6"/>
        </text:list-item>
        <text:list-item>
          <text:p text:style-name="P70">utils px to percent etc etc use it few places</text:p>
        </text:list-item>
        <text:list-item>
          <text:p text:style-name="P78"/>
        </text:list-item>
        <text:list-item>
          <text:p text:style-name="P79"/>
        </text:list-item>
        <text:list-item>
          <text:p text:style-name="P70">set function for retaining your coord but changing parent</text:p>
        </text:list-item>
        <text:list-item>
          <text:p text:style-name="P78">one resizing .js that tracks what page on </text:p>
        </text:list-item>
        <text:list-item>
          <text:p text:style-name="P26">css is doubled in places makign hard to fix</text:p>
        </text:list-item>
        <text:list-item>
          <text:p text:style-name="P70">better quality images for marbles – slight white transparency</text:p>
        </text:list-item>
      </text:list>
      <text:p text:style-name="P8"/>
      <text:list xml:id="list35593143" text:continue-numbering="true" text:style-name="L2">
        <text:list-item>
          <text:p text:style-name="P14">global vars utils</text:p>
        </text:list-item>
        <text:list-item>
          <text:p text:style-name="P14">utils const for marbles</text:p>
        </text:list-item>
      </text:list>
      <text:p text:style-name="P4"/>
      <text:list xml:id="list35592521"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4">generate marbles from list technologies</text:p>
          <text:list>
            <text:list-item>
              <text:p text:style-name="P54">use template </text:p>
            </text:list-item>
            <text:list-item>
              <text:p text:style-name="P54">make it so can spin the image instead of div</text:p>
            </text:list-item>
            <text:list-item>
              <text:p text:style-name="P54">redo anims so dont need as much html</text:p>
            </text:list-item>
            <text:list-item>
              <text:p text:style-name="P54">anims own js file</text:p>
            </text:list-item>
          </text:list>
        </text:list-item>
        <text:list-item>
          <text:p text:style-name="P54">make one set function for calculating lines – improve and keep code in one file – adjust for no scroll bars</text:p>
        </text:list-item>
        <text:list-item>
          <text:p text:style-name="P54">later a code pen and youtube on line equation</text:p>
        </text:list-item>
        <text:list-item>
          <text:p text:style-name="P54">move learning code folder into different drive for space</text:p>
        </text:list-item>
        <text:list-item>
          <text:p text:style-name="P54">lots scoping issues especially var and let and some issues with this and delays</text:p>
        </text:list-item>
        <text:list-item>
          <text:p text:style-name="P54">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4873684886924881337" text:style-name="L3">
        <text:list-item>
          <text:p text:style-name="P55"/>
        </text:list-item>
      </text:list>
      <text:p text:style-name="P7"/>
      <text:list xml:id="list35590917"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7310979154204921787" text:style-name="L4">
        <text:list-item>
          <text:p text:style-name="P56"><text:soft-page-break/>example card has a kind of own version of show singleCard that needs a do thise before, then this after kind of code see how it is coded in card.js file</text:p>
          <text:list>
            <text:list-item>
              <text:p text:style-name="P57"/>
            </text:list-item>
          </text:list>
          <text:p text:style-name="P33"/>
        </text:list-item>
        <text:list-item>
          <text:p text:style-name="P38"/>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9"/>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40"/>
        </text:list-item>
      </text:list>
      <text:p text:style-name="P7"/>
      <text:list xml:id="list35583091" text:continue-numbering="true" text:style-name="L4">
        <text:list-item>
          <text:p text:style-name="P71">the card press makes the glass case not work – unlikely to be pressed after the card</text:p>
          <text:p text:style-name="P71"/>
        </text:list-item>
        <text:list-item>
          <text:p text:style-name="P77"/>
        </text:list-item>
      </text:list>
      <text:p text:style-name="P1"/>
      <text:p text:style-name="P1"/>
      <text:p text:style-name="P1">Marble Case</text:p>
      <text:list xml:id="list6221613305206788" text:style-name="L5">
        <text:list-item>
          <text:p text:style-name="P58">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text:soft-page-break/>Marbles </text:p>
      <text:list xml:id="list2646822901536197425" text:style-name="L6">
        <text:list-item>
          <text:p text:style-name="P46">populate marble case from backend</text:p>
        </text:list-item>
        <text:list-item>
          <text:p text:style-name="P46">maybe use templates</text:p>
        </text:list-item>
        <text:list-item>
          <text:p text:style-name="P46">as one of each maybe use ids</text:p>
        </text:list-item>
        <text:list-item>
          <text:p text:style-name="P46">mix blend mode look up for making whites of marbles transparent</text:p>
        </text:list-item>
        <text:list-item>
          <text:p text:style-name="P46">plan when and what use marbleImg for marbleGlassEffect and aMarble</text:p>
        </text:list-item>
        <text:list-item>
          <text:p text:style-name="P46">remove X Y divs on my marble</text:p>
        </text:list-item>
        <text:list-item>
          <text:p text:style-name="P59"><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8745696723923408612" text:style-name="RTF_5f_Num_20_2">
        <text:list-header>
          <text:p text:style-name="P81"/>
          <text:p text:style-name="P88"/>
          <text:p text:style-name="P89"/>
          <text:p text:style-name="P82"/>
        </text:list-header>
        <text:list-item>
          <text:p text:style-name="P82">need to have magnification work by finding the most left most right or middle card by position as the bootstrap changes their order – not if find in the col!</text:p>
        </text:list-item>
        <text:list-item>
          <text:p text:style-name="P81"><text:span text:style-name="T17">would be better if ejs used the template to m</text:span>ake the cards</text:p>
        </text:list-item>
        <text:list-item>
          <text:p text:style-name="P83"/>
          <text:p text:style-name="P81"/>
          <text:p text:style-name="P84"/>
        </text:list-item>
        <text:list-item>
          <text:p text:style-name="P82">//unfortunately being here means it runs 3x once per marble not once per distance turned</text:p>
          <text:list>
            <text:list-item>
              <text:p text:style-name="P82">magnifyCards(ang);</text:p>
            </text:list-item>
          </text:list>
        </text:list-item>
        <text:list-item>
          <text:p text:style-name="P81">why am i using rows and columns</text:p>
        </text:list-item>
        <text:list-item>
          <text:p text:style-name="P81">magnifier now not working nicely i think this maybe because all code slowed by jquery</text:p>
        </text:list-item>
        <text:list-item>
          <text:p text:style-name="P81">as magnifier turns it magnifies right card then middles then left left middle right</text:p>
        </text:list-item>
        <text:list-item>
          <text:p text:style-name="P81">is it possible to make handle better synced with marbles so always points at front one</text:p>
        </text:list-item>
        <text:list-item>
          <text:p text:style-name="P85"/>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3535047099727213992" text:style-name="L7">
        <text:list-header>
          <text:p text:style-name="P17"/>
        </text:list-header>
        <text:list-item>
          <text:p text:style-name="P41">load pg4 sooner</text:p>
        </text:list-item>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2">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1559228360192992185" text:style-name="L8">
        <text:list-header>
          <text:p text:style-name="P18"/>
        </text:list-header>
        <text:list-item>
          <text:p text:style-name="P72">not all code for producing cards sets the alt</text:p>
        </text:list-item>
        <text:list-item>
          <text:p text:style-name="P72">aCard needs to come with reference to own function for when it is made</text:p>
          <text:list>
            <text:list-item>
              <text:p text:style-name="P72">so does aMarble – not sure</text:p>
            </text:list-item>
          </text:list>
          <text:p text:style-name="P80"><text:soft-page-break/></text:p>
        </text:list-item>
        <text:list-item>
          <text:p text:style-name="P80"/>
        </text:list-item>
      </text:list>
      <text:p text:style-name="P12"/>
      <text:list xml:id="list35566209"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5595976"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5585631" text:continue-numbering="true" text:style-name="L8">
        <text:list-item>
          <text:p text:style-name="P18"/>
        </text:list-item>
        <text:list-item>
          <text:p text:style-name="P35">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7125044106683057932"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3">my special CV card the first card should also put in github CV location a color infomatic, open in second tab so website not lost – or just a card about me</text:p>
          <text:list>
            <text:list-item>
              <text:p text:style-name="P43">or some clearer links to cv</text:p>
            </text:list-item>
            <text:list-item>
              <text:p text:style-name="P43">hover bubbles explaining corner links</text:p>
            </text:list-item>
          </text:list>
        </text:list-item>
        <text:list-item>
          <text:p text:style-name="P47"><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0">try cards having marbles 3d shadow colours see looks good</text:p>
        </text:list-item>
        <text:list-item>
          <text:p text:style-name="P90">put a div in the cards for the box shadows</text:p>
          <text:p text:style-name="P47"/>
        </text:list-item>
      </text:list>
      <text:p text:style-name="P1"/>
      <text:p text:style-name="P1">TODO Carousel</text:p>
      <text:list xml:id="list4194300267132994771" text:style-name="L10">
        <text:list-header>
          <text:p text:style-name="P73"/>
        </text:list-header>
        <text:list-item>
          <text:p text:style-name="P36"/>
        </text:list-item>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2"><text:soft-page-break/></text:p>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1">fixed draw but not properly just moved carousel section to bottom which i think effects code execution order would be good to fix properly</text:p>
        </text:list-item>
        <text:list-item>
          <text:p text:style-name="P92">carousell needs to be brighter more fun <text:s/>- like when use the bug icons on chrome tools</text:p>
        </text:list-item>
        <text:list-item>
          <text:p text:style-name="P93"/>
        </text:list-item>
      </text:list>
      <text:p text:style-name="P1"/>
      <text:p text:style-name="P1">TODO Admin Area</text:p>
      <text:list xml:id="list8351865994872126380" text:style-name="L11">
        <text:list-item>
          <text:p text:style-name="P22">Admin carousell enable to alter and input cards info </text:p>
        </text:list-item>
      </text:list>
      <text:p text:style-name="P1"/>
      <text:p text:style-name="P1">TODO Backend</text:p>
      <text:list xml:id="list8005760613096957291" text:style-name="L12">
        <text:list-header>
          <text:p text:style-name="P50"/>
        </text:list-header>
      </text:list>
      <text:p text:style-name="P1"/>
      <text:p text:style-name="P1">TODO Host</text:p>
      <text:list xml:id="list7970304706727848231" text:style-name="L13">
        <text:list-header>
          <text:p text:style-name="P37"/>
        </text:list-header>
      </text:list>
      <text:p text:style-name="P11"/>
      <text:p text:style-name="P1">TODO Data for cards</text:p>
      <text:p text:style-name="P1"/>
      <text:p text:style-name="P1">TODO Color informatic</text:p>
      <text:p text:style-name="P1"/>
      <text:list xml:id="list3318939907757736334" text:style-name="L14">
        <text:list-item>
          <text:p text:style-name="P51"><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4">Or make a pdf, something thats just an image</text:p>
        </text:list-item>
        <text:list-item>
          <text:p text:style-name="P44">Downloadable nice colour resume and more traditional—rleonardi.com</text:p>
        </text:list-item>
        <text:list-item>
          <text:p text:style-name="P44">update cv to include website while at it</text:p>
        </text:list-item>
      </text:list>
      <text:p text:style-name="P5"/>
      <text:p text:style-name="P4"/>
      <text:p text:style-name="P1">TODO Size friendly</text:p>
      <text:p text:style-name="P1"/>
      <text:p text:style-name="P1">TODO Mobile friendly</text:p>
      <text:list xml:id="list5026167701114334633" text:style-name="L15">
        <text:list-item>
          <text:p text:style-name="P45">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8822430549092535334"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text:soft-page-break/>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8029862487311680526" text:style-name="L17">
        <text:list-item>
          <text:p text:style-name="P52">nav bar of fair bunting flags diagonally </text:p>
        </text:list-item>
        <text:list-item>
          <text:p text:style-name="P52">presents with gift tags for downloads</text:p>
        </text:list-item>
        <text:list-item>
          <text:p text:style-name="P52">oauth area for rest api</text:p>
        </text:list-item>
      </text:list>
      <text:p text:style-name="P1"/>
      <text:p text:style-name="P1"/>
      <text:p text:style-name="P1">Reflection</text:p>
      <text:list xml:id="list7382479442416882422"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5576650"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5575481" text:continue-list="list8745696723923408612"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text:soft-page-break/></text:p>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text:a><text:soft-page-break/><text:a xlink:type="simple" xlink:href="https://medium.com/stencil-tricks/a-practical-introduction-to-styling-a-shadow-dom-and-slots-879565a2f423" text:style-name="Internet_20_link" text:visited-style-name="Visited_20_Internet_20_Link">slots-879565a2f423</text:a> </text:p>
      <text:p text:style-name="P1"/>
      <text:p text:style-name="P1"/>
      <text:p text:style-name="P1">carousel</text:p>
      <text:list xml:id="list35567208" text:continue-list="list4194300267132994771"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H58M48S</meta:editing-duration>
    <meta:editing-cycles>188</meta:editing-cycles>
    <meta:generator>OpenOffice/4.1.6$Win32 OpenOffice.org_project/416m1$Build-9790</meta:generator>
    <dc:date>2019-12-02T15:37:49.34</dc:date>
    <dc:creator>Philip Tate</dc:creator>
    <meta:document-statistic meta:table-count="1" meta:image-count="0" meta:object-count="0" meta:page-count="9" meta:paragraph-count="249" meta:word-count="2551" meta:character-count="16127"/>
    <meta:user-defined meta:name="Info 1"/>
    <meta:user-defined meta:name="Info 2"/>
    <meta:user-defined meta:name="Info 3"/>
    <meta:user-defined meta:name="Info 4"/>
  </office:meta>
</office:document-meta>
</file>